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svg:font-family="'Roboto Mono', monospace"/>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font-name="Courier New1" fo:font-size="11pt" style:font-size-asian="11pt" style:font-size-complex="11pt"/>
    </style:style>
    <style:style style:name="P4" style:family="paragraph" style:parent-style-name="Standard">
      <style:paragraph-properties fo:text-align="justify" style:justify-single-word="false"/>
      <style:text-properties fo:color="#000000" style:font-name="Courier New1" fo:font-size="8pt" style:font-size-asian="8pt" style:font-size-complex="8pt"/>
    </style:style>
    <style:style style:name="P5" style:family="paragraph" style:parent-style-name="Standard">
      <style:paragraph-properties fo:text-align="start" style:justify-single-word="false" fo:break-before="page"/>
    </style:style>
    <style:style style:name="P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color="#000000" style:font-name="Courier New1" fo:font-size="11pt" fo:font-weight="normal" style:font-size-asian="11pt" style:font-weight-asian="normal" style:font-size-complex="11pt" style:font-weight-complex="normal"/>
    </style:style>
    <style:style style:name="P7" style:family="paragraph" style:parent-style-name="Standard">
      <style:paragraph-properties fo:margin-top="0cm" fo:margin-bottom="0cm" loext:contextual-spacing="false"/>
      <style:text-properties style:font-name="Courier New1" fo:font-size="11pt" style:font-size-asian="11pt" style:font-size-complex="11pt"/>
    </style:style>
    <style:style style:name="P8" style:family="paragraph" style:parent-style-name="Standard">
      <style:paragraph-properties fo:margin-top="0cm" fo:margin-bottom="0cm" loext:contextual-spacing="false"/>
      <style:text-properties fo:color="#000000" style:font-name="Courier New1" fo:font-size="11pt" style:font-size-asian="11pt" style:font-size-complex="11pt"/>
    </style:style>
    <style:style style:name="P9" style:family="paragraph" style:parent-style-name="Preformatted_20_Text">
      <loext:graphic-properties draw:fill="solid" draw:fill-color="#f7f7f7" draw:opacity="100%"/>
      <style:paragraph-properties fo:margin-top="0cm" fo:margin-bottom="0cm" loext:contextual-spacing="false" style:line-height-at-least="0.529cm" fo:orphans="2" fo:widows="2" fo:background-color="#f7f7f7" fo:padding="0cm" fo:border="none"/>
      <style:text-properties fo:font-variant="normal" fo:text-transform="none" fo:color="#000000" style:font-name="Courier New1" fo:font-size="11pt" fo:letter-spacing="normal" fo:font-style="normal" fo:font-weight="normal" style:font-size-asian="11pt" style:font-size-complex="11pt"/>
    </style:style>
    <style:style style:name="P10" style:family="paragraph" style:parent-style-name="Preformatted_20_Text">
      <style:paragraph-properties fo:text-align="justify" style:justify-single-word="false"/>
      <style:text-properties fo:font-variant="normal" fo:text-transform="none" fo:color="#000000" style:font-name="Courier New1" fo:font-size="8pt" fo:letter-spacing="normal" fo:font-style="normal" fo:font-weight="normal" style:font-size-asian="8pt" style:font-size-complex="8pt"/>
    </style:style>
    <style:style style:name="P11" style:family="paragraph" style:parent-style-name="Heading_20_1" style:list-style-name="WWNum1" style:master-page-name="First_20_Page">
      <style:paragraph-properties style:page-number="auto"/>
    </style:style>
    <style:style style:name="P12" style:family="paragraph" style:parent-style-name="Preformatted_20_Text">
      <loext:graphic-properties draw:fill="solid" draw:fill-color="#f7f7f7" draw:opacity="100%"/>
      <style:paragraph-properties fo:margin-top="0cm" fo:margin-bottom="0cm" loext:contextual-spacing="false" style:line-height-at-least="0.529cm" fo:text-align="justify" style:justify-single-word="false" fo:orphans="2" fo:widows="2" fo:background-color="#f7f7f7" fo:padding="0cm" fo:border="none"/>
      <style:text-properties fo:font-variant="normal" fo:text-transform="none" fo:color="#000000" style:font-name="Courier New1" fo:font-size="11pt" fo:letter-spacing="normal" fo:font-style="normal" fo:font-weight="normal" style:font-size-asian="11pt" style:font-size-complex="11pt"/>
    </style:style>
    <style:style style:name="P13" style:family="paragraph" style:parent-style-name="Preformatted_20_Text">
      <loext:graphic-properties draw:fill="solid" draw:fill-color="#f7f7f7" draw:opacity="100%"/>
      <style:paragraph-properties fo:margin-top="0cm" fo:margin-bottom="0cm" loext:contextual-spacing="false" style:line-height-at-least="0.529cm" fo:text-align="justify" style:justify-single-word="false" fo:orphans="2" fo:widows="2" fo:background-color="#f7f7f7" fo:padding="0cm" fo:border="none"/>
      <style:text-properties fo:font-variant="normal" fo:text-transform="none" fo:color="#000000" style:font-name="Courier New1" fo:font-size="11pt" fo:letter-spacing="normal" fo:font-style="normal" fo:font-weight="normal" officeooo:rsid="001a3848" officeooo:paragraph-rsid="001a3848" style:font-size-asian="11pt" style:font-size-complex="11pt"/>
    </style:style>
    <style:style style:name="T1" style:family="text">
      <style:text-properties style:font-name="Wingdings"/>
    </style:style>
    <style:style style:name="T2" style:family="text">
      <style:text-properties fo:language="es" fo:country="ES"/>
    </style:style>
    <style:style style:name="T3" style:family="text">
      <style:text-properties fo:font-variant="normal" fo:text-transform="none" fo:letter-spacing="normal" fo:font-style="normal"/>
    </style:style>
    <style:style style:name="T4" style:family="text">
      <style:text-properties fo:color="#000000" fo:font-size="14pt" fo:font-weight="bold" style:font-size-asian="14pt" style:font-weight-asian="bold" style:font-size-complex="14pt" style:font-weight-complex="bold"/>
    </style:style>
    <style:style style:name="T5" style:family="text">
      <style:text-properties fo:color="#37474f" style:font-name="Roboto Mono" fo:font-size="10.5pt" loext:padding="0cm" loext:border="none"/>
    </style:style>
    <style:style style:name="T6" style:family="text">
      <style:text-properties fo:color="#c53929" style:font-name="Roboto Mono" fo:font-size="10.5pt"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45773996" text:style-name="WWNum1">
        <text:list-header>
          <text:h text:style-name="P11" text:outline-level="1">Keytool</text:h>
        </text:list-header>
      </text:list>
      <text:list xml:id="list91893951" text:style-name="Outline">
        <text:list-item>
          <text:h text:style-name="Heading_20_1" text:outline-level="1">Android Estudio V3.0.17/Flutter</text:h>
        </text:list-item>
      </text:list>
      <text:p text:style-name="Standard"/>
      <text:p text:style-name="P7">Objetivo:Generación de certificados digitales</text:p>
      <text:p text:style-name="P6"><text:span text:style-name="T3">Es la manera de asociar una identidad a una clave pública, conceptualmente, de manera similar a como un DNI asocia una foto a un nombre.</text:span> </text:p>
      <text:p text:style-name="P8"/>
      <text:p text:style-name="Standard">F.Creación: 4-7-2018</text:p>
      <text:p text:style-name="Standard"/>
      <text:p text:style-name="P1">Link de Interes:<text:tab/><text:tab/><text:a xlink:type="simple" xlink:href="http://informatica.blogs.uoc.edu/2014/04/24/el-misterio-de-keytool-y-los-certificados-java/" text:style-name="Internet_20_link" text:visited-style-name="Visited_20_Internet_20_Link">Introduccion</text:a></text:p>
      <text:p text:style-name="P1"><text:tab/><text:tab/><text:tab/><text:tab/><text:a xlink:type="simple" xlink:href="https://www.truiton.com/2015/04/obtaining-sha1-fingerprint-android-keystore/" text:style-name="Internet_20_link" text:visited-style-name="Visited_20_Internet_20_Link">Ejemplo</text:a></text:p>
      <text:p text:style-name="P1"><text:tab/><text:tab/><text:tab/><text:tab/><text:a xlink:type="simple" xlink:href="https://developers.google.com/android/guides/client-auth" text:style-name="Internet_20_link" text:visited-style-name="Visited_20_Internet_20_Link">M</text:a>uestra Goog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imo Meza </text:p>
      <text:p text:style-name="P1">max82574971@gmail.com</text:p>
      <text:p text:style-name="P1"/>
      <text:p text:style-name="P1"><text:soft-page-break/></text:p>
      <text:p text:style-name="P1"/>
      <text:p text:style-name="P1"/>
      <text:p text:style-name="P1"/>
      <text:p text:style-name="P1"/>
      <text:p text:style-name="P2"><text:span text:style-name="T4">Keytool</text:span> es un pequeño programa auxiliar distribuido entre los binarios del entorno de desarrollo de Java que sirve para gestionar claves criptográficas. Así pues, una funcionalidad muy útil de keytool es la de poder generar fácilmente pares de claves para algoritmos de clave pública. Siempre que keytool genera un par de claves, automáticamente guarda la clave pública dentro un certificado digital autofirmado. Si bien un certificado autofirmado, generado por uno mismo y no por una autoridad de confianza, no sería el que se emplearía en un entorno real (seria como un DNI impreso por nosotros mismos) éste es más que suficiente para poder hacer algunas pruebas en nuestros programas. Solo debemos hacer lo siguiente:</text:p>
      <text:p text:style-name="P2"/>
      <text:p text:style-name="P2">Se va al directorio</text:p>
      <text:p text:style-name="P4">C:\Program Files (x86)\Java\jre1.8.0_191\bin&gt;</text:p>
      <text:p text:style-name="P3">se ejecuta el comando, pide clave es android</text:p>
      <text:p text:style-name="P10">keytool -exportcert -list -v -alias androiddebugkey -keystore %USERPROFILE%\.android\debug.keystore</text:p>
      <text:p text:style-name="P9"/>
      <text:p text:style-name="P9">es algo asi como esto</text:p>
      <text:p text:style-name="P9"><text:span text:style-name="Source_20_Text"><text:span text:style-name="T5">DA:</text:span></text:span><text:span text:style-name="Source_20_Text"><text:span text:style-name="T6">39</text:span></text:span><text:span text:style-name="Source_20_Text"><text:span text:style-name="T5">:A3:EE:</text:span></text:span><text:span text:style-name="Source_20_Text"><text:span text:style-name="T6">5E</text:span></text:span><text:span text:style-name="Source_20_Text"><text:span text:style-name="T5">:</text:span></text:span><text:span text:style-name="Source_20_Text"><text:span text:style-name="T6">6B</text:span></text:span><text:span text:style-name="Source_20_Text"><text:span text:style-name="T5">:</text:span></text:span><text:span text:style-name="Source_20_Text"><text:span text:style-name="T6">4B</text:span></text:span><text:span text:style-name="Source_20_Text"><text:span text:style-name="T5">:</text:span></text:span><text:span text:style-name="Source_20_Text"><text:span text:style-name="T6">0D</text:span></text:span><text:span text:style-name="Source_20_Text"><text:span text:style-name="T5">:</text:span></text:span><text:span text:style-name="Source_20_Text"><text:span text:style-name="T6">32</text:span></text:span><text:span text:style-name="Source_20_Text"><text:span text:style-name="T5">:</text:span></text:span><text:span text:style-name="Source_20_Text"><text:span text:style-name="T6">55</text:span></text:span><text:span text:style-name="Source_20_Text"><text:span text:style-name="T5">:BF:EF:</text:span></text:span><text:span text:style-name="Source_20_Text"><text:span text:style-name="T6">95</text:span></text:span><text:span text:style-name="Source_20_Text"><text:span text:style-name="T5">:</text:span></text:span><text:span text:style-name="Source_20_Text"><text:span text:style-name="T6">60</text:span></text:span><text:span text:style-name="Source_20_Text"><text:span text:style-name="T5">:</text:span></text:span><text:span text:style-name="Source_20_Text"><text:span text:style-name="T6">18</text:span></text:span><text:span text:style-name="Source_20_Text"><text:span text:style-name="T5">:</text:span></text:span><text:span text:style-name="Source_20_Text"><text:span text:style-name="T6">90</text:span></text:span><text:span text:style-name="Source_20_Text"><text:span text:style-name="T5">:AF:D8:</text:span></text:span><text:span text:style-name="Source_20_Text"><text:span text:style-name="T6">07</text:span></text:span><text:span text:style-name="Source_20_Text"><text:span text:style-name="T5">:</text:span></text:span><text:span text:style-name="Source_20_Text"><text:span text:style-name="T6">09</text:span></text:span></text:p>
      <text:p text:style-name="P9"><text:span text:style-name="Source_20_Text"><text:span text:style-name="T6"/></text:span></text:p>
      <text:p text:style-name="P9"><text:span text:style-name="Source_20_Text"><text:span text:style-name="T6">F6:29:66:B9:D2:DA:74:AA:05:37:3F:22:31:96:03:A9:BF:90:3B:C5</text:span></text:span></text:p>
      <text:p text:style-name="P9"/>
      <text:p text:style-name="P3"/>
      <text:p text:style-name="P10"/>
      <text:p text:style-name="P12"/>
      <text:p text:style-name="P13">para mac</text:p>
      <text:p text:style-name="P12">keytool -genkey -v -keystore keyapp.jks -keyalg RSA -keysize 2048 -validity 10000 -alias keyapp</text:p>
      <text:p text:style-name="P12"/>
      <text:p text:style-name="P13">Clave abraham Unodos3456789</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svg:font-family="'Roboto Mono', monospace"/>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3</text:page-number><text:span text:style-name="MT2"><text:s/>de </text:span><text:page-count style:num-format="1">3</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meta:editing-cycles>16</meta:editing-cycles>
    <meta:creation-date>2018-03-07T12:45:00</meta:creation-date>
    <dc:date>2019-07-20T15:54:53.217187729</dc:date>
    <meta:editing-duration>PT3H47M17S</meta:editing-duration>
    <meta:generator>LibreOffice/6.2.4.2$MacOSX_X86_64 LibreOffice_project/2412653d852ce75f65fbfa83fb7e7b669a126d64</meta:generator>
    <meta:document-statistic meta:table-count="0" meta:image-count="0" meta:object-count="0" meta:page-count="3" meta:paragraph-count="22" meta:word-count="213" meta:character-count="1565" meta:non-whitespace-character-count="13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